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ac3f4" officeooo:paragraph-rsid="000ac3f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ac3f4" officeooo:paragraph-rsid="000ac3f4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e931e" officeooo:paragraph-rsid="000e931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e8da6"/>
    </style:style>
    <style:style style:name="P5" style:family="paragraph" style:parent-style-name="Standard">
      <style:paragraph-properties fo:text-align="justify" style:justify-single-word="false"/>
      <style:text-properties officeooo:paragraph-rsid="001ba021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rsid="000ac3f4" officeooo:paragraph-rsid="000ac3f4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fo:font-weight="normal" officeooo:rsid="000b94f1" officeooo:paragraph-rsid="000b94f1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0d87b7" officeooo:paragraph-rsid="000d87b7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0d87b7" officeooo:paragraph-rsid="000e8da6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e8da6" officeooo:paragraph-rsid="000e8da6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e931e" officeooo:paragraph-rsid="000e931e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273bc" officeooo:paragraph-rsid="001273bc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aeb27" officeooo:paragraph-rsid="001aeb27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c946" officeooo:paragraph-rsid="001ec946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c946" officeooo:paragraph-rsid="0021423b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1423b" officeooo:paragraph-rsid="0021423b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22a97" officeooo:paragraph-rsid="00222a97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0ac3f4" officeooo:paragraph-rsid="000ac3f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0b94f1" officeooo:paragraph-rsid="000b94f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0d87b7" officeooo:paragraph-rsid="000d87b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0d87b7" officeooo:paragraph-rsid="000e8da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0e8da6" officeooo:paragraph-rsid="000e8da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bold" officeooo:rsid="000b94f1" officeooo:paragraph-rsid="000b94f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officeooo:rsid="000d87b7" officeooo:paragraph-rsid="000d87b7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bold" officeooo:rsid="000e8da6" officeooo:paragraph-rsid="000e8da6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d87b7" officeooo:paragraph-rsid="000d87b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edc42" officeooo:paragraph-rsid="000edc4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e8da6" officeooo:paragraph-rsid="000e8da6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273bc" officeooo:paragraph-rsid="001273b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881d7" officeooo:paragraph-rsid="001881d7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d4c04" officeooo:paragraph-rsid="001d4c0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ec946" officeooo:paragraph-rsid="001ec94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d87b7" officeooo:paragraph-rsid="000e8da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e8da6" officeooo:paragraph-rsid="000e8da6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edc42" officeooo:paragraph-rsid="000edc42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273bc" officeooo:paragraph-rsid="001273b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0d42" officeooo:paragraph-rsid="00140d4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6b005" officeooo:paragraph-rsid="0016b005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881d7" officeooo:paragraph-rsid="001881d7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4c04" officeooo:paragraph-rsid="001d4c0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eb27" officeooo:paragraph-rsid="001aeb27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ec946" officeooo:paragraph-rsid="001ec946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1423b" officeooo:paragraph-rsid="0021423b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e8da6" officeooo:paragraph-rsid="000e8da6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e931e" officeooo:paragraph-rsid="000e931e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normal" officeooo:rsid="000e931e" officeooo:paragraph-rsid="000e931e" style:font-weight-asian="normal" style:font-weight-complex="normal"/>
    </style:style>
    <style:style style:name="P47" style:family="paragraph" style:parent-style-name="Standard">
      <style:paragraph-properties fo:text-align="justify" style:justify-single-word="false" fo:break-before="page"/>
      <style:text-properties fo:font-style="normal" fo:font-weight="bold" officeooo:rsid="000ac3f4" officeooo:paragraph-rsid="000b94f1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justify" style:justify-single-word="false" fo:break-before="page"/>
      <style:text-properties fo:font-style="normal" style:text-underline-style="solid" style:text-underline-width="auto" style:text-underline-color="font-color" fo:font-weight="normal" officeooo:rsid="001ec946" officeooo:paragraph-rsid="001ec946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 fo:break-before="page"/>
      <style:text-properties fo:font-weight="bold" officeooo:rsid="000e931e" officeooo:paragraph-rsid="000e931e" style:font-weight-asian="bold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fo:font-style="normal" fo:font-weight="normal" officeooo:rsid="000e8da6" officeooo:paragraph-rsid="000e8da6" style:font-style-asian="normal" style:font-weight-asian="normal" style:font-style-complex="normal" style:font-weight-complex="normal"/>
    </style:style>
    <style:style style:name="P51" style:family="paragraph">
      <style:paragraph-properties fo:text-align="justify"/>
    </style:style>
    <style:style style:name="P52" style:family="paragraph">
      <loext:graphic-properties draw:fill="none" draw:fill-color="#ffffff"/>
      <style:paragraph-properties fo:text-align="justify" style:writing-mode="lr-tb"/>
      <style:text-properties style:font-name="Liberation Serif" fo:font-size="12pt"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e8da6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dc42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1aeb27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b3e1" style:font-style-asian="normal" style:font-style-complex="normal"/>
    </style:style>
    <style:style style:name="T11" style:family="text">
      <style:text-properties fo:font-style="normal" officeooo:rsid="0021423b" style:font-style-asian="normal" style:font-style-complex="normal"/>
    </style:style>
    <style:style style:name="T12" style:family="text">
      <style:text-properties fo:font-style="normal" style:text-underline-style="none" fo:font-weight="normal" officeooo:rsid="000e8da6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d87b7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273bc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ba021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aeb27" style:font-style-asian="normal" style:font-weight-asian="normal" style:font-style-complex="normal" style:font-weight-complex="normal"/>
    </style:style>
    <style:style style:name="T17" style:family="text">
      <style:text-properties officeooo:rsid="000b94f1"/>
    </style:style>
    <style:style style:name="T18" style:family="text">
      <style:text-properties officeooo:rsid="000e8da6"/>
    </style:style>
    <style:style style:name="T19" style:family="text">
      <style:text-properties officeooo:rsid="00101d5b"/>
    </style:style>
    <style:style style:name="T20" style:family="text">
      <style:text-properties officeooo:rsid="0016b005"/>
    </style:style>
    <style:style style:name="T21" style:family="text">
      <style:text-properties officeooo:rsid="001a7e9e"/>
    </style:style>
    <style:style style:name="T22" style:family="text">
      <style:text-properties officeooo:rsid="001ba021"/>
    </style:style>
    <style:style style:name="T23" style:family="text">
      <style:text-properties officeooo:rsid="001eb3e1"/>
    </style:style>
    <style:style style:name="T24" style:family="text">
      <style:text-properties officeooo:rsid="0021423b"/>
    </style:style>
    <style:style style:name="T25" style:family="text">
      <style:text-properties officeooo:rsid="00222a97"/>
    </style:style>
    <style:style style:name="T26" style:family="text">
      <style:text-properties style:font-name="Liberation Serif" fo:font-size="12pt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7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text:span text:style-name="T19">4</text:span>. Algoritmi preimpostati: ricerca di un elemento in un array di N elementi.</text:p>
      <text:p text:style-name="P2">Quanti passi richiede in media il cercare un elemento in un array di N elementi? </text:p>
      <text:p text:style-name="P2"/>
      <text:p text:style-name="P2"><text:span text:style-name="T2">Con un array generico</text:span><text:span text:style-name="T4">:</text:span> circa N/2 se l’elemento è presente, circa N se non è presente.</text:p>
      <text:p text:style-name="P2">Per indicare <text:span text:style-name="T17">la complessità</text:span> di un algoritmo si usa la seguente notazione <text:span text:style-name="T5">O(X)</text:span><text:span text:style-name="T9">, dove </text:span><text:span text:style-name="T5">X</text:span><text:span text:style-name="T9"> è il numero medio di passi richiesti dall’algoritmo. In questo caso è</text:span><text:span text:style-name="T5"> O(N)</text:span> (un numero proporzionale ad N). Ad esempio se N = 1.000.000, il numero di passi sarà &lt;= 1.000.000.</text:p>
      <text:p text:style-name="P2"/>
      <text:p text:style-name="P2">Si chiama algoritmo di ricerca lineare: <text:s/></text:p>
      <text:p text:style-name="P2"/>
      <text:p text:style-name="P6">int search(const double a[], int n, double target)</text:p>
      <text:p text:style-name="P6">{</text:p>
      <text:p text:style-name="P6"><text:s text:c="2"/>bool found;</text:p>
      <text:p text:style-name="P6"><text:s text:c="2"/>int location = 0;</text:p>
      <text:p text:style-name="P6"/>
      <text:p text:style-name="P6"><text:s text:c="2"/>for (found=false; !found &amp;&amp; location &lt; n; location++) {</text:p>
      <text:p text:style-name="P6"><text:s/><text:tab/>if(a[location] == target) {</text:p>
      <text:p text:style-name="P6"><text:tab/>found = true;</text:p>
      <text:p text:style-name="P6"><text:tab/>}<text:tab/> <text:s/></text:p>
      <text:p text:style-name="P6">}</text:p>
      <text:p text:style-name="P6"><text:s text:c="2"/></text:p>
      <text:p text:style-name="P6">return (found ? location-1 : -1);<text:tab/><text:tab/><text:span text:style-name="T9">//ritorna la cella dell’array dell’elemento cercato oppure </text:span>}<text:span text:style-name="T9"><text:tab/><text:tab/><text:tab/><text:tab/><text:tab/><text:tab/>-1 se l’elemento non è presente</text:span></text:p>
      <text:p text:style-name="P2"/>
      <text:p text:style-name="P2"/>
      <text:p text:style-name="P2"/>
      <text:p text:style-name="P2">Con un <text:span text:style-name="T2">array ordinato:</text:span> ≤ log2(N) se l’elemento è presente, log2(N) se non è presente. <text:span text:style-name="T17">La complessità</text:span> è <text:span text:style-name="T5">O(log2(N))</text:span> (un numero proporzionale al logaritmo in base 2 di N). Ad esempio con <text:s/>N = 1.000.000 → meno di 20 passi.</text:p>
      <text:p text:style-name="P2"/>
      <text:p text:style-name="P2">Si chiama algoritmo di ricerca binaria:</text:p>
      <text:p text:style-name="P2"/>
      <text:p text:style-name="P6">int search(const double a[], int n, double target)</text:p>
      <text:p text:style-name="P6">{</text:p>
      <text:p text:style-name="P6"><text:s text:c="2"/>bool found=false;</text:p>
      <text:p text:style-name="P6"><text:s text:c="2"/>int location, left = 0, right = n-1;</text:p>
      <text:p text:style-name="P6"/>
      <text:p text:style-name="P6"><text:s text:c="2"/>while (!found &amp;&amp; (left &lt;= right)) {</text:p>
      <text:p text:style-name="P6"><text:s text:c="4"/>location = (left + right)/2; <text:s/></text:p>
      <text:p text:style-name="P6"/>
      <text:p text:style-name="P6"><text:s text:c="4"/>if (a[location] == target)</text:p>
      <text:p text:style-name="P6"><text:s text:c="6"/>found = true;</text:p>
      <text:p text:style-name="P6"><text:s text:c="4"/>else if (a[location] &lt; target) </text:p>
      <text:p text:style-name="P6"><text:s text:c="6"/>left = location + 1;</text:p>
      <text:p text:style-name="P6"><text:s text:c="4"/>else </text:p>
      <text:p text:style-name="P6"><text:s text:c="6"/>right = location – 1;</text:p>
      <text:p text:style-name="P6"/>
      <text:p text:style-name="P6"><text:s text:c="2"/>}</text:p>
      <text:p text:style-name="P6"/>
      <text:p text:style-name="P6"><text:s text:c="2"/>return (found ? location : -1);</text:p>
      <text:p text:style-name="P6">}</text:p>
      <text:p text:style-name="P6"/>
      <text:p text:style-name="P18"><text:soft-page-break/>Versione ricorsiva:</text:p>
      <text:p text:style-name="P18"/>
      <text:p text:style-name="P7">int search(const double a[], int n, double target) {</text:p>
      <text:p text:style-name="P7"><text:s text:c="2"/>return search1(a,0,n-1,target);</text:p>
      <text:p text:style-name="P7">}</text:p>
      <text:p text:style-name="P7"/>
      <text:p text:style-name="P7">int search1(const double a[], int left, int right, double target)</text:p>
      <text:p text:style-name="P7">{</text:p>
      <text:p text:style-name="P7"><text:s text:c="2"/>int res,pivot = (left + right)/2; </text:p>
      <text:p text:style-name="P7"><text:s text:c="2"/>if (left &gt; right)</text:p>
      <text:p text:style-name="P7"><text:s text:c="4"/>res = -1;</text:p>
      <text:p text:style-name="P7"><text:s text:c="2"/>else if (target == a[pivot]) </text:p>
      <text:p text:style-name="P7"><text:s text:c="4"/>res = pivot;</text:p>
      <text:p text:style-name="P7"><text:s text:c="2"/>else if (target &lt; a[pivot]) </text:p>
      <text:p text:style-name="P7"><text:s text:c="4"/>res = search1(a,left,pivot-1,target);</text:p>
      <text:p text:style-name="P7"><text:s text:c="2"/>else // (target &gt; a[pivot]) </text:p>
      <text:p text:style-name="P7"><text:s text:c="4"/>res = search1(a,pivot+1,right,target);</text:p>
      <text:p text:style-name="P7"><text:s text:c="2"/>return res; </text:p>
      <text:p text:style-name="P7">}</text:p>
      <text:p text:style-name="P7"/>
      <text:p text:style-name="P19"/>
      <text:p text:style-name="P47">3<text:span text:style-name="T19">4</text:span>.<text:span text:style-name="T17">1</text:span> <text:span text:style-name="T17">Metodi di ordinamento</text:span></text:p>
      <text:p text:style-name="P19">Ci sono moltissimi metodi di ordinamento di un array. I più diffusi sono: selection sort, insertion sort, bubble sort, quick sort.</text:p>
      <text:p text:style-name="P19"/>
      <text:p text:style-name="P23">N.B.! <text:span text:style-name="T1">All’esame non sarà richiesta la conoscenza di tutti gli algoritmi di ordinamento. Indi per cui studiati il più semplice, ovvero il </text:span><text:span text:style-name="T7">Bubble Sort</text:span><text:span text:style-name="T1">, nelle sue due varianti: iterativa e ricorsiva. </text:span></text:p>
      <text:p text:style-name="P19"/>
      <text:p text:style-name="P23">3<text:span text:style-name="T19">4</text:span>.1.1 Ordinamento per selezione: Selection Sort.</text:p>
      <text:p text:style-name="P19">Cerco elemento più piccolo dell’array e lo scambio con il primo elemento dell’array. </text:p>
      <text:p text:style-name="P19">Cerco il secondo elemento più piccolo dell’array e lo scambio con il secondo elemento dell’array. Proseguo in questo modo fintanto che l’array non è ordinato. </text:p>
      <text:p text:style-name="P19"/>
      <text:p text:style-name="P8">void selectionsort(int A[], int N) {</text:p>
      <text:p text:style-name="P8"><text:s text:c="2"/>for(int i = 0; i &lt; N - 1; i++ ){</text:p>
      <text:p text:style-name="P8"><text:s text:c="4"/>int min = i;</text:p>
      <text:p text:style-name="P8"><text:s text:c="4"/>for(int j = i+1; j &lt; N; j++)</text:p>
      <text:p text:style-name="P8"><text:s text:c="6"/>if (A[j] &lt; A[min]) min = j;</text:p>
      <text:p text:style-name="P8"><text:s text:c="4"/>swap(A[i],A[min]);</text:p>
      <text:p text:style-name="P8"><text:s text:c="2"/>}</text:p>
      <text:p text:style-name="P8">}</text:p>
      <text:p text:style-name="P8"/>
      <text:p text:style-name="P20"><text:span text:style-name="T2">Selection sort</text:span> </text:p>
      <text:p text:style-name="P20">Relativamente semplice: O(N^2) passi in media. Ad esempio N = 1.000.000 → ≤ 1.000.000.000.000 = 10^12 passi (!) </text:p>
      <text:p text:style-name="P20"/>
      <text:p text:style-name="P24">3<text:span text:style-name="T19">4</text:span>.1.2 Ordinamento per inserzione: Insertion Sort.</text:p>
      <text:p text:style-name="P20">È il metodo usato dai giocatori di carte per ordinare in mano le carte. Considero un elemento per volta e lo inserisco al proprio posto tra quelli già considerati (mantenendo questi ultimi ordinati). L’elemento considerato viene inserito nel posto rimasto vacante in seguito allo spostamento di un posto a destra degli elementi più grandi. </text:p>
      <text:p text:style-name="P20"/>
      <text:p text:style-name="P8">void insertionsort(int A[], int N) {</text:p>
      <text:p text:style-name="P8"><text:s text:c="2"/>for(int i = N-1; i &gt; 0; i--)</text:p>
      <text:p text:style-name="P8"><text:s text:c="4"/>if (A[i] &lt; A[i-1]) {</text:p>
      <text:p text:style-name="P8"><text:s text:c="6"/>swap(A[i],A[i-1]);</text:p>
      <text:p text:style-name="P8"><text:s text:c="4"/>}</text:p>
      <text:p text:style-name="P8"/>
      <text:p text:style-name="P8"><text:s text:c="2"/>for(int i = 2; i &lt;= N-1; i++) {</text:p>
      <text:p text:style-name="P8"><text:s text:c="4"/>int j = i;</text:p>
      <text:p text:style-name="P8"><text:s text:c="4"/>int v = A[i];</text:p>
      <text:p text:style-name="P8"><text:s text:c="4"/>while(v &lt; A[j-1]) {</text:p>
      <text:p text:style-name="P8"><text:s text:c="6"/>A[j] = A[j-1]; j--;</text:p>
      <text:p text:style-name="P8"><text:s text:c="4"/>}</text:p>
      <text:p text:style-name="P8"><text:s text:c="4"/>A[j] = v;</text:p>
      <text:p text:style-name="P8"><text:s text:c="2"/>}</text:p>
      <text:p text:style-name="P8">}</text:p>
      <text:p text:style-name="P8"/>
      <text:p text:style-name="P20"><text:span text:style-name="T2">Insertion sort</text:span> </text:p>
      <text:p text:style-name="P20">Relativamente semplice: O(N^2) passi in media. Ad esempio N = 1.000.000 → ≤ 1.000.000.000.000 = 10^12 passi (!) </text:p>
      <text:p text:style-name="P20"/>
      <text:p text:style-name="P24"/>
      <text:p text:style-name="P24"><text:soft-page-break/>3<text:span text:style-name="T19">4</text:span>.1.3 Ordinamento a bolle: Bubble Sort.</text:p>
      <text:p text:style-name="P20">Si basa su scambi di elementi adiacenti se necessari, fino a quando non è più richiesto alcuno scambio e l’array risulta ordinato. </text:p>
      <text:p text:style-name="P20"/>
      <text:p text:style-name="P26">VERSIONE ITERATIVA</text:p>
      <text:p text:style-name="P8">void bubblesort (int v[],int n) </text:p>
      <text:p text:style-name="P8">{</text:p>
      <text:p text:style-name="P8"><text:s text:c="2"/>int i,k;</text:p>
      <text:p text:style-name="P8"><text:s text:c="2"/>for (k=n-1;k&gt;0;k--)</text:p>
      <text:p text:style-name="P8"><text:s text:c="4"/>for (i=0;i&lt;k;i++) </text:p>
      <text:p text:style-name="P8"><text:s text:c="6"/>if (v[i] &gt; v[i+1]) </text:p>
      <text:p text:style-name="P8"><text:s text:c="8"/>swap(v[i],v[i+1]);</text:p>
      <text:p text:style-name="P8">}</text:p>
      <text:p text:style-name="P8"/>
      <text:p text:style-name="P26">VERSIONE RICORSIVA</text:p>
      <text:p text:style-name="P4"><text:span text:style-name="T12">void </text:span><text:span text:style-name="T14">ordina</text:span><text:span text:style-name="T12">(int v[], int </text:span><text:span text:style-name="T14">d</text:span><text:span text:style-name="T12">{</text:span></text:p>
      <text:p text:style-name="P4"><text:span text:style-name="T12"><text:tab/></text:span><text:span text:style-name="T14">ordinarec</text:span><text:span text:style-name="T12">(v,</text:span><text:span text:style-name="T14">d</text:span><text:span text:style-name="T12">,</text:span><text:span text:style-name="T14">d</text:span><text:span text:style-name="T12">-1,0);</text:span></text:p>
      <text:p text:style-name="P34">}</text:p>
      <text:p text:style-name="P26"/>
      <text:p text:style-name="P9">void ordinarec(int v[], int d, int i, int j){</text:p>
      <text:p text:style-name="P9"/>
      <text:p text:style-name="P9"><text:s text:c="2"/>if(i&gt;0){</text:p>
      <text:p text:style-name="P9"><text:s text:c="4"/>if(j&lt;i){</text:p>
      <text:p text:style-name="P9"><text:s text:c="6"/>if(v[j]&gt;v[j+1]){</text:p>
      <text:p text:style-name="P9"><text:tab/>swap(v,j);</text:p>
      <text:p text:style-name="P9"><text:s text:c="6"/>}</text:p>
      <text:p text:style-name="P9"><text:s text:c="6"/>ordinarec(v,d,i,++j);</text:p>
      <text:p text:style-name="P9"><text:s text:c="4"/>}</text:p>
      <text:p text:style-name="P9"><text:s text:c="4"/>ordinarec(v,d,--i,0);</text:p>
      <text:p text:style-name="P9"><text:s text:c="2"/>}</text:p>
      <text:p text:style-name="P9"><text:s text:c="2"/></text:p>
      <text:p text:style-name="P9">}</text:p>
      <text:p text:style-name="P20"><text:span text:style-name="T2">Bubble sort</text:span> </text:p>
      <text:p text:style-name="P20">Relativamente semplice: O(N^2) passi in media. Ad esempio N = 1.000.000 → ≤ 1.000.000.000.000 = 10^12 passi (!) </text:p>
      <text:p text:style-name="P20"/>
      <text:p text:style-name="P25">3<text:span text:style-name="T19">4</text:span>.1.4 Ordinamento Quicksort.</text:p>
      <text:p text:style-name="P22">È un algoritmo di ordinamento del tipo divide et impera. </text:p>
      <text:p text:style-name="P22">Si basa su un processo di partizionamento dell’array in modo che le seguenti tre condizioni siano verificate: </text:p>
      <text:list xml:id="list3899314254" text:style-name="L1">
        <text:list-item>
          <text:p text:style-name="P50">per qualche valore di i, l’elemento A[i] si trova al posto giusto. </text:p>
        </text:list-item>
        <text:list-item>
          <text:p text:style-name="P50">tutti gli elementi A[0],...,A[i-1] sono minori od uguali ad A[i]. </text:p>
        </text:list-item>
        <text:list-item>
          <text:p text:style-name="P50">tutti gli elementi A[i+1],...,A[N-1] sono maggiori od uguali ad A[i]. </text:p>
        </text:list-item>
      </text:list>
      <text:p text:style-name="P22"/>
      <text:p text:style-name="P22">L’array è ordinato partizionando ed applicando ricorsivamente il metodo ai sotto array.</text:p>
      <text:p text:style-name="P22">Scegliamo arbitrariamente un elemento (e.g. A[r]), che chiameremo pivot (o elemento di partizionamento). </text:p>
      <text:p text:style-name="P22">Scandiamo l’array dall’estremità sinistra fino a quando non troviamo un elemento A[i] &lt;= A[r]. Scandiamo l’array dall’estremità destra fino a che non troviamo un elemento A[j] &gt;= A[r]. Scambiamo A[i] e A[j], e iteriamo. </text:p>
      <text:p text:style-name="P22">Procedendo in questo modo si arriva ad una situazione in cui tutti gli elementi a sinistra di i sono minori di A[r], mentre quelli a destra di j sono maggiori di A[r].</text:p>
      <text:p text:style-name="P22"><text:soft-page-break/></text:p>
      <text:p text:style-name="P28">Versione iterativa</text:p>
      <text:p text:style-name="P10">int partition(int A[],int l, int r) {</text:p>
      <text:p text:style-name="P10">int i = l-1, j = r, v = A[r];</text:p>
      <text:p text:style-name="P10"/>
      <text:p text:style-name="P10">while (true) {</text:p>
      <text:p text:style-name="P10"><text:tab/>while (A[++i] &lt; v);</text:p>
      <text:p text:style-name="P10"><text:tab/>while (v &lt; A[--j])</text:p>
      <text:p text:style-name="P10"><text:tab/> <text:s text:c="4"/>if (j == l) break;</text:p>
      <text:p text:style-name="P10"><text:tab/>if (i &gt;= j) break;</text:p>
      <text:p text:style-name="P10"><text:tab/>swap(A[i],A[j]);</text:p>
      <text:p text:style-name="P10">}</text:p>
      <text:p text:style-name="P10">swap(A[i],A[r]);</text:p>
      <text:p text:style-name="P10">return(i);</text:p>
      <text:p text:style-name="P10">}</text:p>
      <text:p text:style-name="P10"/>
      <text:p text:style-name="P28">Versione ricorsiva</text:p>
      <text:p text:style-name="P34">void quicksort (int A[], int N) { </text:p>
      <text:p text:style-name="P34">quicksort_aux(A, 0, N-1); </text:p>
      <text:p text:style-name="P34">} </text:p>
      <text:p text:style-name="P34"/>
      <text:p text:style-name="P34">void quicksort_aux (int A[], int l, int r) {</text:p>
      <text:p text:style-name="P34">if (r &lt;= l) return; </text:p>
      <text:p text:style-name="P34">int i = partition(A, l, r); </text:p>
      <text:p text:style-name="P34">quicksort_aux(A, l, i-1); </text:p>
      <text:p text:style-name="P34">quicksort_aux(A, i+1, r); </text:p>
      <text:p text:style-name="P34">} </text:p>
      <text:p text:style-name="P34"/>
      <text:p text:style-name="P21"><text:span text:style-name="T3">Quick</text:span><text:span text:style-name="T2">sort</text:span> </text:p>
      <text:p text:style-name="P33"><text:span text:style-name="T18">Complesso</text:span><text:span text:style-name="T1">: O(N*</text:span><text:span text:style-name="T18">log2(N)</text:span><text:span text:style-name="T1">) passi in media. Ad esempio N = 1.000.000 → ≤ </text:span><text:span text:style-name="T18">20</text:span><text:span text:style-name="T1">.000.000 = </text:span><text:span text:style-name="T18">2*1</text:span><text:span text:style-name="T1">0^</text:span><text:span text:style-name="T18">7</text:span><text:span text:style-name="T1"> passi (!) </text:span></text:p>
      <text:p text:style-name="P34"/>
      <text:p text:style-name="P44">3<text:span text:style-name="T19">4</text:span>.1.5 Ordinamento Shell Sort</text:p>
      <text:p text:style-name="P34">La lentezza dell’algoritmo Insertion Sort risiede nel fatto che le operazioni di scambio avvengono solo tra elementi contigui. Esempio: se l’elemento più piccolo è in fondo all’array, occorrono N scambi per posizionarlo al posto giusto. </text:p>
      <text:p text:style-name="P34">Per migliorare questo algoritmo è stato pensato l’algoritmo Shell Sort. L’idea è quella di organizzare l’array in modo che esso soddisfi la proprietà per cui gli elementi aventi tra loro distanza h costituiscono una sequenza ordinata, indipendentemente dall’elemento di partenza. Se si applica l’algoritmo con una sequenza di h che termina con 1, si ottiene un file ordinato. </text:p>
      <text:p text:style-name="P34"/>
      <text:p text:style-name="P34">void ShellSort(int A[], int l, int r) {</text:p>
      <text:p text:style-name="P34">int h;</text:p>
      <text:p text:style-name="P34"/>
      <text:p text:style-name="P34">for(h = 1; h &lt;= (r-1)/9; h = 3*h+1);</text:p>
      <text:p text:style-name="P34">for( ; h &gt; 0; h /= 3)</text:p>
      <text:p text:style-name="P34"><text:s text:c="5"/>for(int i = l+h; i &lt;= r; i++) {</text:p>
      <text:p text:style-name="P34"><text:s text:c="6"/><text:tab/>int j = i;</text:p>
      <text:p text:style-name="P34"><text:s text:c="12"/>int v = A[i];</text:p>
      <text:p text:style-name="P34"><text:s text:c="12"/>while((j &gt;= l + h) &amp;&amp; (v &lt; A[j-h])) {</text:p>
      <text:p text:style-name="P34"><text:s text:c="18"/>A[j] = a[j-h];</text:p>
      <text:p text:style-name="P34"><text:s text:c="19"/>j = j - h;</text:p>
      <text:p text:style-name="P34"><text:soft-page-break/><text:s text:c="13"/>}</text:p>
      <text:p text:style-name="P34"><text:s text:c="13"/>A[j] = v;</text:p>
      <text:p text:style-name="P34"><text:s text:c="8"/>}</text:p>
      <text:p text:style-name="P34">}</text:p>
      <text:p text:style-name="P28"/>
      <text:p text:style-name="P21"><text:span text:style-name="T3">Shell Sort</text:span> </text:p>
      <text:p text:style-name="P4"><text:span text:style-name="T12">Complesso</text:span><text:span text:style-name="T13">: O(N</text:span><text:span text:style-name="T12">^3/2</text:span><text:span text:style-name="T13">) passi in media. Ad esempio N = 1.000.000 → ≤ </text:span><text:span text:style-name="T12">1</text:span><text:span text:style-name="T13">.</text:span><text:span text:style-name="T12">000.</text:span><text:span text:style-name="T13">000.000 = </text:span><text:span text:style-name="T12">10^9</text:span><text:span text:style-name="T13"> passi (!) </text:span>Usando sequenze particolari di h si possono ottenere prestazioni diverse (<text:span text:style-name="T18">ad esempio </text:span>O(N*<text:span text:style-name="T18">(</text:span>log2(N)<text:span text:style-name="T18">)^</text:span>2 ). </text:p>
      <text:p text:style-name="P4"/>
      <text:p text:style-name="P4"><text:s/></text:p>
      <text:p text:style-name="P49">3<text:span text:style-name="T19">4</text:span>.2 Altre operazione su array ordinati</text:p>
      <text:p text:style-name="P3"/>
      <text:p text:style-name="P45">Fusione ordinata di due array ordinat<text:span text:style-name="T21">i </text:span>(merging)</text:p>
      <text:p text:style-name="P46"/>
      <text:p text:style-name="P46">Ad esempio: con <text:span text:style-name="T5">a[</text:span><text:span text:style-name="T6">N1</text:span><text:span text:style-name="T5">]={1,3,4,8}</text:span> e<text:span text:style-name="T5"> b[</text:span><text:span text:style-name="T6">N2</text:span><text:span text:style-name="T5">]={2,3,5,6}</text:span>, facendo <text:span text:style-name="T5">merge(a,b)</text:span><text:span text:style-name="T9"> si ottiene </text:span><text:span text:style-name="T6">c[]=</text:span><text:span text:style-name="T5">{1,2,3,3,4,5,6,8}</text:span><text:span text:style-name="T9">.</text:span></text:p>
      <text:p text:style-name="P46"><text:span text:style-name="T9">Complessità: </text:span><text:span text:style-name="T5">O(N1+N2).</text:span></text:p>
      <text:p text:style-name="P11"/>
      <text:p text:style-name="P35">L’array <text:span text:style-name="T5">c</text:span> che contiene i due array fusi insieme, deve essere delle dimensioni opportune.</text:p>
      <text:p text:style-name="P35"/>
      <text:p text:style-name="P35">void mergeArray(const double a[],int n1,const double b[],int n2,double c[]) </text:p>
      <text:p text:style-name="P35">{</text:p>
      <text:p text:style-name="P35"><text:s text:c="4"/>for (int i=0,j=0,k=0;k&lt;n1+n2;k++) {</text:p>
      <text:p text:style-name="P35"><text:s text:c="4"/>if (j==n2 || (i&lt;n1 &amp;&amp; a[i]&lt;b[j])) {</text:p>
      <text:p text:style-name="P35"><text:s text:c="6"/>c[k]=a[i];</text:p>
      <text:p text:style-name="P35"><text:s text:c="6"/>i++;</text:p>
      <text:p text:style-name="P35"><text:s text:c="4"/>}</text:p>
      <text:p text:style-name="P35"><text:s text:c="4"/>else <text:s text:c="2"/>{</text:p>
      <text:p text:style-name="P35"><text:s text:c="6"/>c[k]=b[j];</text:p>
      <text:p text:style-name="P35"><text:s text:c="6"/>j++;</text:p>
      <text:p text:style-name="P35"><text:s text:c="4"/>}</text:p>
      <text:p text:style-name="P35"><text:s text:c="2"/>}</text:p>
      <text:p text:style-name="P35">}</text:p>
      <text:p text:style-name="P35"/>
      <text:p text:style-name="P29">Versione ricorsiva<text:span text:style-name="T4"> (supponendo che la dimensione degli array sia la stessa)</text:span></text:p>
      <text:p text:style-name="P12">void merge(int a[], int b[], int c[], int d){</text:p>
      <text:p text:style-name="P12"><text:s text:c="2"/>merge(a,b,c,d,0,0,0);</text:p>
      <text:p text:style-name="P12">}</text:p>
      <text:p text:style-name="P12"/>
      <text:p text:style-name="P12">void merge(int a[], int b[], int c[], int d<text:span text:style-name="T20">1, int d2,</text:span> int i, int j, int k){</text:p>
      <text:p text:style-name="P12"/>
      <text:p text:style-name="P12"><text:s text:c="2"/>if(k&lt;d<text:span text:style-name="T20">1+d2)</text:span>{</text:p>
      <text:p text:style-name="P12"><text:s text:c="4"/>if(j==d<text:span text:style-name="T20">2</text:span>|| ( (i&lt;d<text:span text:style-name="T20">1</text:span>) &amp;&amp; (a[i] &lt; b[j]) ){</text:p>
      <text:p text:style-name="P12"><text:s text:c="6"/>c[k]=a[i];</text:p>
      <text:p text:style-name="P12"><text:s text:c="6"/>merge(a,b,c,d,++i,j,++k);</text:p>
      <text:p text:style-name="P12"><text:s text:c="4"/>} else {</text:p>
      <text:p text:style-name="P12"><text:s text:c="6"/>c[k]=b[j];</text:p>
      <text:p text:style-name="P12"><text:s text:c="6"/>merge(a,b,c,d,i,++j,++k);</text:p>
      <text:p text:style-name="P12"><text:s text:c="4"/>}</text:p>
      <text:p text:style-name="P12"><text:s text:c="2"/>}</text:p>
      <text:p text:style-name="P12"><text:s text:c="2"/></text:p>
      <text:p text:style-name="P12">}</text:p>
      <text:p text:style-name="P36"/>
      <text:p text:style-name="P11"/>
      <text:p text:style-name="P27">Inserimento di un elemento in un array ordinato</text:p>
      <text:p text:style-name="P37">Consiste sostanzialmente nel fare il merging tra un array di un elemento e il nostr<text:span text:style-name="T22">o</text:span> array (oppure si può semplicemente inserire un elemento e riordinare l’array). </text:p>
      <text:p text:style-name="P37"/>
      <text:p text:style-name="P38">All’array <text:span text:style-name="T5">c</text:span> fondi l’array <text:span text:style-name="T5">a </text:span>con l’array <text:span text:style-name="T5">b </text:span>che ha il numero inserito dall’utente.</text:p>
      <text:p text:style-name="P38"/>
      <text:p text:style-name="P5"><text:span text:style-name="T15">Op</text:span><text:span text:style-name="T16">pure, per ogni elemento da inserire: si trova la posizione che l’elemento occupa, si scalano tutti gli altri elementi avanti di uno, si inserisce l’elemento nel suo posto (se l’elemento è minore </text:span><text:soft-page-break/><text:span text:style-name="T16">dell’elemento in posizione </text:span><text:span text:style-name="T8">i</text:span><text:span text:style-name="T16">, si scalano tutti gli elementi dal finale a quello in </text:span><text:span text:style-name="T8">i</text:span><text:span text:style-name="T16">, estremi inclusi, di uno verso destra, e poi si inserisce l’elemento nella posizione </text:span><text:span text:style-name="T8">i-1</text:span><text:span text:style-name="T16">). Servono due cicli annidati, uno per vedere dove inserire l’elemento e uno per scalare gli elementi avanti di una posizione. </text:span></text:p>
      <text:p text:style-name="P30"/>
      <text:p text:style-name="P30">Estrazione di un elemento da un array ordinato</text:p>
      <text:p text:style-name="P39">Per estrarre un elemento da un array ordinato posso usare l’algoritmo di ricerca binaria ed estrarre l’indice in cui si trova l’elemento cercato.</text:p>
      <text:p text:style-name="P39"/>
      <text:p text:style-name="P39">Per estrarne tutte le occorrenze posso usare l’algoritmo di ricerca lineare, scorrere tutto l’array e salvare gli indici in cui appare il mio elemento in un array e poi stamparlo.</text:p>
      <text:p text:style-name="P39"/>
      <text:p text:style-name="P31">Eliminazione di un elemento</text:p>
      <text:p text:style-name="P40">Per eliminare un elemento da un array ordinato basta scorrere l’array e trovare l’indice che quell’elemento occupa (si può usare la ricerca binaria) e poi non appena si ha trovato l’indice dell’elemento da riordinare spostare tutti gli elementi dell’array indietro di una posizione: al posto dell’elemento <text:span text:style-name="T5">k</text:span> ci va l’elemento <text:span text:style-name="T5">k+1</text:span> e così via. Alla fine ricordarsi di decrementare di uno la dimensione dell’array.</text:p>
      <text:p text:style-name="P31"/>
      <text:p text:style-name="P32">Versione iterativa</text:p>
      <text:p text:style-name="P13">for(int i=0;i&lt;DIM;i++){</text:p>
      <text:p text:style-name="P13"><text:s text:c="4"/>if(a[i]==x){</text:p>
      <text:p text:style-name="P13"><text:s text:c="6"/>for(int c=i;c&lt;DIM-1;c++){</text:p>
      <text:p text:style-name="P13"><text:tab/>a[c]=a[c+<text:span text:style-name="T24">ù</text:span>1];</text:p>
      <text:p text:style-name="P13"><text:s text:c="6"/>}</text:p>
      <text:p text:style-name="P13"><text:s text:c="6"/>DIM--; <text:span text:style-name="T23">break; <text:tab/>/</text:span><text:span text:style-name="T10">/oppure usare una condizione booleana per eliminare solo un elemento (così <text:tab/><text:tab/><text:tab/>elimina tutte le occorrenze di </text:span><text:span text:style-name="T23">x</text:span><text:span text:style-name="T10">)</text:span></text:p>
      <text:p text:style-name="P13"><text:s text:c="4"/>}</text:p>
      <text:p text:style-name="P13"><text:s text:c="2"/>}</text:p>
      <text:p text:style-name="P41"/>
      <text:p text:style-name="P32"><draw:frame text:anchor-type="paragraph" draw:z-index="0" draw:name="Forma1" draw:style-name="gr1" draw:text-style-name="P52" svg:width="9.969cm" svg:height="7.991cm" svg:x="9.031cm" svg:y="0.203cm"><draw:text-box><text:p text:style-name="P51"><text:span text:style-name="T26">void spostael(int a[], int x, int DIM, int c){</text:span></text:p><text:p text:style-name="P51"><text:span text:style-name="T26"/></text:p><text:p text:style-name="P51"><text:span text:style-name="T26"><text:s text:c="2"/></text:span><text:span text:style-name="T26">if(c&lt;DIM-1){</text:span></text:p><text:p text:style-name="P51"><text:span text:style-name="T26"><text:s text:c="4"/></text:span><text:span text:style-name="T26">a[c]=a[c+1];</text:span></text:p><text:p text:style-name="P51"><text:span text:style-name="T26"><text:s text:c="4"/></text:span><text:span text:style-name="T26">c=c+1;</text:span></text:p><text:p text:style-name="P51"><text:span text:style-name="T26"><text:s text:c="4"/></text:span><text:span text:style-name="T26">spostael(a,x,DIM,c);</text:span></text:p><text:p text:style-name="P51"><text:span text:style-name="T26"><text:s text:c="2"/></text:span><text:span text:style-name="T26">}</text:span></text:p><text:p text:style-name="P51"><text:span text:style-name="T26"><text:s text:c="2"/></text:span></text:p><text:p text:style-name="P51"><text:span text:style-name="T26">}</text:span></text:p></draw:text-box></draw:frame>Versione ricorsiva</text:p>
      <text:p text:style-name="P42">Elimina tutte le occorrenze.</text:p>
      <text:p text:style-name="P14">void elimina(int a[], int x, int&amp; DIM){</text:p>
      <text:p text:style-name="P14"><text:s text:c="2"/>elimina(a,x,DIM,0,0);</text:p>
      <text:p text:style-name="P14">}</text:p>
      <text:p text:style-name="P14"/>
      <text:p text:style-name="P14">void elimina(int a[], int x, int&amp; DIM, int i, int c){</text:p>
      <text:p text:style-name="P14"/>
      <text:p text:style-name="P14"><text:s text:c="2"/>if(i&lt;DIM){</text:p>
      <text:p text:style-name="P14"><text:s text:c="4"/>if(a[i]==x){</text:p>
      <text:p text:style-name="P14"><text:s text:c="6"/>spostael(a,x,DIM,i);</text:p>
      <text:p text:style-name="P14"><text:s text:c="6"/>DIM--;</text:p>
      <text:p text:style-name="P14"><text:s text:c="6"/>i=i-1;</text:p>
      <text:p text:style-name="P14"><text:s text:c="4"/>}</text:p>
      <text:p text:style-name="P14"><text:s text:c="4"/>i=i+1;</text:p>
      <text:p text:style-name="P14"><text:s text:c="4"/>c=i;</text:p>
      <text:p text:style-name="P14"><text:s text:c="4"/>elimina(a,x,DIM,i,c);</text:p>
      <text:p text:style-name="P14"><text:s text:c="2"/>}</text:p>
      <text:p text:style-name="P14"><text:s text:c="2"/></text:p>
      <text:p text:style-name="P14">}</text:p>
      <text:p text:style-name="P14"/>
      <text:p text:style-name="P14"><text:tab/></text:p>
      <text:p text:style-name="P48">Inserimento di un elemento in un array ordinato</text:p>
      <text:p text:style-name="P16">dimV<text:span text:style-name="T9"> è la dimensione virtuale dell’array (ordinato). </text:span></text:p>
      <text:p text:style-name="P43"/>
      <text:p text:style-name="P15"><text:s text:c="2"/>for(<text:span text:style-name="T24">int </text:span>k<text:span text:style-name="T24">=0</text:span>;k&lt;<text:span text:style-name="T24">dimV</text:span>;k++){</text:p>
      <text:p text:style-name="P14"><text:s text:c="4"/>if(a[k]&gt;<text:span text:style-name="T25">=</text:span>val){</text:p>
      <text:p text:style-name="P14"><text:s text:c="6"/>for(int c=<text:span text:style-name="T24">dimV;</text:span>c&gt;=k;c--){</text:p>
      <text:p text:style-name="P14"><text:tab/>a[c+1]=a[c];</text:p>
      <text:p text:style-name="P14"><text:s text:c="6"/>}</text:p>
      <text:p text:style-name="P15"><text:s text:c="6"/>a[k]=val;</text:p>
      <text:p text:style-name="P15"><text:s text:c="6"/><text:span text:style-name="T24">dimV++;</text:span></text:p>
      <text:p text:style-name="P15"><text:s text:c="6"/>break;<text:tab/><text:span text:style-name="T9">//</text:span><text:span text:style-name="T11">al posto del break si può usare una condizione booleana</text:span></text:p>
      <text:p text:style-name="P14"><text:s text:c="4"/>} </text:p>
      <text:p text:style-name="P14"><text:s text:c="2"/>}</text:p>
      <text:p text:style-name="P14"/>
      <text:p text:style-name="P17">if(a[dimV-1]&lt;val){<text:tab/><text:span text:style-name="T9">//caso in cui </text:span>val<text:span text:style-name="T9"> sia maggiore di tutti!</text:span></text:p>
      <text:p text:style-name="P17"><text:s text:c="2"/>a[dimV]=val;</text:p>
      <text:p text:style-name="P17"><text:s text:c="2"/>dimV++;</text:p>
      <text:p text:style-name="P1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1:52:48.552000000</meta:creation-date>
    <dc:date>2022-01-04T19:20:16.860308855</dc:date>
    <meta:editing-duration>PT1H5M21S</meta:editing-duration>
    <meta:editing-cycles>7</meta:editing-cycles>
    <meta:generator>LibreOffice/6.4.7.2$Linux_X86_64 LibreOffice_project/40$Build-2</meta:generator>
    <meta:print-date>2021-11-14T12:13:05.967827166</meta:print-date>
    <meta:document-statistic meta:table-count="0" meta:image-count="0" meta:object-count="0" meta:page-count="9" meta:paragraph-count="255" meta:word-count="1676" meta:character-count="10520" meta:non-whitespace-character-count="8490"/>
  </office:meta>
</office:document-meta>
</file>